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13"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4"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e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14">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14">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is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14">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15"><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19">Step-by-Step Express</text:p>
      <text:p text:style-name="P5"/>
      <text:list xml:id="list573737199436723725" text:style-name="L1">
        <text:list-item>
          <text:list>
            <text:list-item>
              <text:list>
                <text:list-item>
                  <text:p text:style-name="P10">Work with your Referee on a Character Concept</text:p>
                </text:list-item>
                <text:list-item>
                  <text:p text:style-name="P10">Generate and Assign Ability Scores</text:p>
                </text:list-item>
                <text:list-item>
                  <text:p text:style-name="P10">Spend 4 (or another, Referee defined number) Experience</text:p>
                  <text:list>
                    <text:list-header>
                      <text:p text:style-name="P10">- <text:span text:style-name="T2">It is recommended you attain at least one Feature, Trait, and Combat Skill using this starting Experience.</text:span></text:p>
                    </text:list-header>
                  </text:list>
                </text:list-item>
                <text:list-item>
                  <text:p text:style-name="P10">Gather Starting Equipment</text:p>
                  <text:list>
                    <text:list-header>
                      <text:p text:style-name="P10">- <text:span text:style-name="T2">Your Starting Equipment may be selected from the options in the Equipment chapter of this book and/or another Equipment chapter in another book.</text:span></text:p>
                    </text:list-header>
                  </text:list>
                </text:list-item>
              </text:list>
            </text:list-item>
          </text:list>
        </text:list-item>
      </text:list>
      <text:p text:style-name="P5"/>
      <text:p text:style-name="P14">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14">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18"><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18"><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13">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17">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he mechanical difficulty of a given task is known as its Difficulty Class (DC). The more 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20">Example</text:p>
          </table:table-cell>
          <table:table-cell table:style-name="Table1.B1" office:value-type="string">
            <text:p text:style-name="P20">DC</text:p>
          </table:table-cell>
        </table:table-row>
        <text:soft-page-break/>
        <table:table-row>
          <table:table-cell table:style-name="Table1.A2" office:value-type="string">
            <text:p text:style-name="P20">Very Easy – Anyone can Succeed</text:p>
          </table:table-cell>
          <table:table-cell table:style-name="Table1.B2" office:value-type="float" office:value="5">
            <text:p text:style-name="P20">5</text:p>
          </table:table-cell>
        </table:table-row>
        <table:table-row>
          <table:table-cell table:style-name="Table1.A2" office:value-type="string">
            <text:p text:style-name="P20">Easy – Training guarantees Success </text:p>
          </table:table-cell>
          <table:table-cell table:style-name="Table1.B2" office:value-type="float" office:value="10">
            <text:p text:style-name="P20">10</text:p>
          </table:table-cell>
        </table:table-row>
        <table:table-row>
          <table:table-cell table:style-name="Table1.A2" office:value-type="string">
            <text:p text:style-name="P20">Medium – Professionals likely Succeed</text:p>
          </table:table-cell>
          <table:table-cell table:style-name="Table1.B2" office:value-type="float" office:value="15">
            <text:p text:style-name="P20">15</text:p>
          </table:table-cell>
        </table:table-row>
        <table:table-row>
          <table:table-cell table:style-name="Table1.A2" office:value-type="string">
            <text:p text:style-name="P20">Hard – Professionals likely Fail</text:p>
          </table:table-cell>
          <table:table-cell table:style-name="Table1.B2" office:value-type="float" office:value="20">
            <text:p text:style-name="P20">20</text:p>
          </table:table-cell>
        </table:table-row>
        <table:table-row>
          <table:table-cell table:style-name="Table1.A2" office:value-type="string">
            <text:p text:style-name="P20">Very Hard – Only the Best Succeed</text:p>
          </table:table-cell>
          <table:table-cell table:style-name="Table1.B2" office:value-type="float" office:value="25">
            <text:p text:style-name="P20">25</text:p>
          </table:table-cell>
        </table:table-row>
        <table:table-row>
          <table:table-cell table:style-name="Table1.A2" office:value-type="string">
            <text:p text:style-name="P20">Nearing Impossible – Few, if any, could Succeed</text:p>
          </table:table-cell>
          <table:table-cell table:style-name="Table1.B2" office:value-type="float" office:value="30">
            <text:p text:style-name="P20">30</text:p>
          </table:table-cell>
        </table:table-row>
        <table:table-row>
          <table:table-cell table:style-name="Table1.A2" office:value-type="string">
            <text:p text:style-name="P20">Impossible – Success is genre-shaking</text:p>
          </table:table-cell>
          <table:table-cell table:style-name="Table1.B2" office:value-type="float" office:value="35">
            <text:p text:style-name="P20">35</text:p>
          </table:table-cell>
        </table:table-row>
      </table:table>
      <text:p text:style-name="P5"/>
      <text:p text:style-name="P12"><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14">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17">Gaining Features</text:p>
      <text:p text:style-name="P5"/>
      <text:p text:style-name="P5"><text:tab/>Each Feature has an indicated Experience cost. When you gain a Feature, reduce your Experience by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5"/>
      <text:p text:style-name="P17">Gaining Traits</text:p>
      <text:p text:style-name="P5"/>
      <text:p text:style-name="P5"><text:tab/>Each Feature has an indicated Experience cost. When you gain a Feature, reduce your Experience by Feature's Experience cost.</text:p>
      <text:p text:style-name="P5"/>
      <text:p text:style-name="P5"><text:tab/>Some Features have additional Requirements that a Character must meet before they are <text:soft-page-break/>eligable to gain that Feature (such as having a TMK of 3 or more).</text:p>
      <text:p text:style-name="P5"/>
      <text:p text:style-name="P16"><text:span text:style-name="T3">Gaining and Improving Skills</text:span><text:line-break/></text:p>
      <text:p text:style-name="P16"><text:span text:style-name="T5"><text:tab/>The Experience Cost of increasing your Degree of Proficiency in a given Skill depends on the type of Skill you are improving.</text:span></text:p>
      <text:p text:style-name="P16"><text:span text:style-name="T5"/></text:p>
      <text:p text:style-name="P16"><text:span text:style-name="T5"><text:tab/>Increasing your Degree of Proficiency in any </text:span><text:span text:style-name="T4">Combat Skill</text:span><text:span text:style-name="T5"> costs a number of EXP equal to twice the value of the Degree of Proficiency (your first Degree in a Combat Skill costs 2 EXP, your second costs 4 EXP, your third costs 6 EXP, and so on).</text:span></text:p>
      <text:p text:style-name="P16"><text:span text:style-name="T5"/></text:p>
      <text:p text:style-name="P16"><text:span text:style-name="T5"><text:tab/>Increasing your Degree of Proficiency in any </text:span><text:span text:style-name="T4">Personal Skill </text:span><text:span text:style-name="T5">or </text:span><text:span text:style-name="T4">Physical Skill</text:span><text:span text:style-name="T5"> costs a number of EXP equal to the value of the Degree of Proficiency (your first Degree in a Personal Skill costs 1 EXP, your second costs 2 EXP, your third costs 3 EXP, and so on).</text:span></text:p>
      <text:p text:style-name="P16"><text:span text:style-name="T5"/></text:p>
      <text:p text:style-name="P16"><text:span text:style-name="T5"><text:tab/>Increasing your Degree of Proficiency in any </text:span><text:span text:style-name="T4">Knowledge Skill</text:span><text:span text:style-name="T5"> costs a number of EXP equal to twice the value of the Degree of Proficiency (your first Degree in a Knowledge Skill costs 2 EXP, your second costs 4 EXP, your third costs 6 EXP, and so on) and a Knowledge Source (such as a topical book, a willing professor, or another less mundane source).</text:span></text:p>
      <text:p text:style-name="P16"><text:span text:style-name="T5"/></text:p>
      <text:p text:style-name="P16"><text:tab/><text:span text:style-name="T5">Increasing your Degree of Proficiency in any </text:span><text:span text:style-name="T4">Professional Skill</text:span><text:span text:style-name="T5"> costs a number of EXP equal to twice the value of the Degree of Proficiency (your first Degree in a Professional Skill costs 2 EXP, your second costs 4 EXP, your third costs 6 EXP, and so on) and a number of Watches spent using that Professional Skill equal to eight times the value of the Degree of Proficiency (your first Degree in a Professional Skill requires 8 Watches, your second requires 16 Watches, and so on).</text:span></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oft-page-break/><text:span text:style-name="T5">Living in the World</text:span></text:p>
      <text:p text:style-name="P5"/>
      <text:p text:style-name="P5">Surviving</text:p>
      <text:p text:style-name="P5"/>
      <text:p text:style-name="P5">Encounters</text:p>
      <text:p text:style-name="P5"/>
      <text:p text:style-name="P5">Combat &amp; Actions</text:p>
      <text:p text:style-name="P5"/>
      <text:p text:style-name="P5">Generic Actions</text:p>
      <text:p text:style-name="P5"/>
      <text:p text:style-name="P5">Combat Definition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5"/></text:p>
      <text:p text:style-name="P6"><text:span text:style-name="T5">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5M18S</meta:editing-duration>
    <meta:editing-cycles>5</meta:editing-cycles>
    <meta:generator>OpenOffice/4.1.13$Win32 OpenOffice.org_project/4113m1$Build-9810</meta:generator>
    <dc:date>2024-08-01T18:21:40.80</dc:date>
    <meta:document-statistic meta:table-count="1" meta:image-count="0" meta:object-count="0" meta:page-count="8" meta:paragraph-count="128" meta:word-count="2072" meta:character-count="12147"/>
    <meta:user-defined meta:name="Info 1"/>
    <meta:user-defined meta:name="Info 2"/>
    <meta:user-defined meta:name="Info 3"/>
    <meta:user-defined meta:name="Info 4"/>
  </office:meta>
</office:document-meta>
</file>